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meline" style:family="table">
      <style:table-properties style:width="7in" fo:margin-left="0in" table:align="left"/>
    </style:style>
    <style:style style:name="Timeline.A" style:family="table-column">
      <style:table-column-properties style:column-width="1.25in"/>
    </style:style>
    <style:style style:name="Timeline.B" style:family="table-column">
      <style:table-column-properties style:column-width="0.9375in"/>
    </style:style>
    <style:style style:name="Timeline.C" style:family="table-column">
      <style:table-column-properties style:column-width="3.0625in"/>
    </style:style>
    <style:style style:name="Timeline.D" style:family="table-column">
      <style:table-column-properties style:column-width="1.75in"/>
    </style:style>
    <style:style style:name="Time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Timeline.D1" style:family="table-cell">
      <style:table-cell-properties fo:padding="0.0382in" fo:border="0.05pt solid #000000"/>
    </style:style>
    <style:style style:name="Timeline.A2" style:family="table-cell">
      <style:table-cell-properties fo:padding="0.0382in" fo:border-left="0.05pt solid #000000" fo:border-right="none" fo:border-top="none" fo:border-bottom="0.05pt solid #000000"/>
    </style:style>
    <style:style style:name="Timeline.D2" style:family="table-cell">
      <style:table-cell-properties fo:padding="0.0382in" fo:border-left="0.05pt solid #000000" fo:border-right="0.05pt solid #000000" fo:border-top="none" fo:border-bottom="0.05pt solid #000000"/>
    </style:style>
    <style:style style:name="costs" style:family="table">
      <style:table-properties style:width="6.6979in" fo:margin-left="0in" table:align="left"/>
    </style:style>
    <style:style style:name="costs.A" style:family="table-column">
      <style:table-column-properties style:column-width="2.2306in"/>
    </style:style>
    <style:style style:name="costs.B" style:family="table-column">
      <style:table-column-properties style:column-width="1.5819in"/>
    </style:style>
    <style:style style:name="costs.C" style:family="table-column">
      <style:table-column-properties style:column-width="2.8854in"/>
    </style:style>
    <style:style style:name="cost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sts.C1" style:family="table-cell">
      <style:table-cell-properties fo:padding="0.0382in" fo:border="0.05pt solid #000000"/>
    </style:style>
    <style:style style:name="costs.A2" style:family="table-cell">
      <style:table-cell-properties fo:padding="0.0382in" fo:border-left="0.05pt solid #000000" fo:border-right="none" fo:border-top="none" fo:border-bottom="0.05pt solid #000000"/>
    </style:style>
    <style:style style:name="cos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43ff"/>
    </style:style>
    <style:style style:name="P2" style:family="paragraph" style:parent-style-name="Standard">
      <style:text-properties officeooo:rsid="001b2532" officeooo:paragraph-rsid="001b2532"/>
    </style:style>
    <style:style style:name="P3" style:family="paragraph" style:parent-style-name="Standard">
      <style:text-properties officeooo:rsid="001b2532" officeooo:paragraph-rsid="001cce52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89c8" officeooo:paragraph-rsid="001cce5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cce52" officeooo:paragraph-rsid="001cce5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c761" officeooo:paragraph-rsid="001dc76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ed52f" officeooo:paragraph-rsid="001cce52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12b82" officeooo:paragraph-rsid="001cce52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89c8" officeooo:paragraph-rsid="001cce52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ce52" officeooo:paragraph-rsid="001cce52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ce52" officeooo:paragraph-rsid="001cce5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c761" officeooo:paragraph-rsid="001dc76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c761" officeooo:paragraph-rsid="001f6f3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973d" officeooo:paragraph-rsid="001f973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ceaea" officeooo:paragraph-rsid="001cce5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973d" officeooo:paragraph-rsid="001f973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e26d7" officeooo:paragraph-rsid="001cce52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ed52f" officeooo:paragraph-rsid="001cce52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2b82" officeooo:paragraph-rsid="001cce52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0000" fo:font-size="13pt" fo:font-style="normal" style:text-underline-style="none" fo:font-weight="normal" officeooo:rsid="00143290" officeooo:paragraph-rsid="001cce52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14590b" officeooo:paragraph-rsid="001cce52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end" style:justify-single-word="false"/>
      <style:text-properties fo:color="#000000" fo:font-size="14pt" fo:font-style="normal" style:text-underline-style="none" fo:font-weight="bold" officeooo:rsid="0014590b" officeooo:paragraph-rsid="001cce52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Liberation Serif" fo:font-size="14pt" style:font-size-asian="14pt" style:font-size-complex="14pt"/>
    </style:style>
    <style:style style:name="P24" style:family="paragraph" style:parent-style-name="Standard">
      <style:text-properties style:font-name="Liberation Serif"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6pt" officeooo:paragraph-rsid="001cce52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f6f3c" officeooo:paragraph-rsid="001f6f3c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5pt" fo:font-weight="bold" officeooo:rsid="000f5fed" officeooo:paragraph-rsid="001cce52" style:font-size-asian="13.1000003814697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5pt" fo:font-weight="bold" officeooo:rsid="000fc570" officeooo:paragraph-rsid="001cce52" style:font-size-asian="13.1000003814697pt" style:font-weight-asian="bold" style:font-size-complex="1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3pt" officeooo:rsid="000f5fed" officeooo:paragraph-rsid="001cce52" style:font-size-asian="11.3500003814697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0fc570" officeooo:paragraph-rsid="001cce52" style:font-size-asian="11.3500003814697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0fcc21" officeooo:paragraph-rsid="001cce52" style:font-size-asian="11.3500003814697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fo:font-size="13pt" officeooo:rsid="00112b82" officeooo:paragraph-rsid="001cce52" style:font-size-asian="11.3500003814697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fo:font-size="13pt" officeooo:paragraph-rsid="001cce52" style:font-size-asian="11.3500003814697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fo:font-size="13pt" officeooo:rsid="00133ac3" officeooo:paragraph-rsid="001cce52" style:font-size-asian="11.3500003814697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rsid="00130bf6" officeooo:paragraph-rsid="001cce52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143290" officeooo:paragraph-rsid="001cce52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1f973d" officeooo:paragraph-rsid="001f973d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fo:font-weight="bold" officeooo:rsid="00130bf6" officeooo:paragraph-rsid="001cce52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6pt" fo:font-weight="bold" officeooo:rsid="00112b82" officeooo:paragraph-rsid="001cce52" style:font-size-asian="14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6pt" fo:font-weight="bold" officeooo:rsid="00112b82" officeooo:paragraph-rsid="001cce52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133ac3" officeooo:paragraph-rsid="001cce52" style:font-size-asian="11.3500003814697pt" style:font-size-complex="13pt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1f6f3c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f6f3c" officeooo:paragraph-rsid="001f6f3c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0e26d7" officeooo:paragraph-rsid="001f973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6f3c" officeooo:paragraph-rsid="001f6f3c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6f3c"/>
    </style:style>
    <style:style style:name="T3" style:family="text">
      <style:text-properties fo:color="#000000" fo:font-size="14pt" fo:font-style="normal" style:text-underline-style="none" fo:font-weight="bold" officeooo:rsid="0014590b" style:font-size-asian="12.25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 officeooo:rsid="00130bf6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normal" officeooo:rsid="00133ac3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c761"/>
    </style:style>
    <style:style style:name="T10" style:family="text">
      <style:text-properties fo:font-size="14pt" fo:font-weight="bold" style:font-weight-asian="bold" style:font-size-complex="14pt" style:font-weight-complex="bold"/>
    </style:style>
    <style:style style:name="T11" style:family="text">
      <style:text-properties fo:font-size="14pt" style:font-size-complex="14pt"/>
    </style:style>
    <style:style style:name="T12" style:family="text">
      <style:text-properties fo:font-size="14pt" officeooo:rsid="001dc761" style:font-size-complex="14pt"/>
    </style:style>
    <style:style style:name="T1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0ceaea" style:font-size-asian="12.25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1f6f3c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1f973d" style:font-size-asian="12.25pt" style:font-weight-asian="normal" style:font-size-complex="14pt" style:font-weight-complex="normal"/>
    </style:style>
    <style:style style:name="T17" style:family="text">
      <style:text-properties fo:font-size="14pt" officeooo:rsid="001f973d" style:font-size-asian="12.25pt" style:font-size-complex="14pt"/>
    </style:style>
    <style:style style:name="T18" style:family="text">
      <style:text-properties officeooo:rsid="001f6f3c"/>
    </style:style>
    <style:style style:name="T19" style:family="text">
      <style:text-properties officeooo:rsid="001f97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<text:s text:c="33"/></text:span>ILHAM BOOKSHOP</text:p>
      <text:p text:style-name="P9"><text:s text:c="33"/><text:span text:style-name="T1">PROJECT PROPOSAL</text:span></text:p>
      <text:p text:style-name="P4"><text:span text:style-name="T7"><text:s text:c="33"/></text:span>VERSION #1</text:p>
      <text:p text:style-name="P11"><text:span text:style-name="T8">Prepared by: <text:s/></text:span><text:s text:c="71"/></text:p>
      <text:p text:style-name="P11">Ann Silonkoi, <text:s text:c="74"/></text:p>
      <text:p text:style-name="P10"><text:span text:style-name="T11">Email:</text:span><text:a xlink:type="simple" xlink:href="mailto:anrynsilonkoi@gmail.com"><text:span text:style-name="T11">anrynsilonkoi@gmail.com</text:span></text:a></text:p>
      <text:p text:style-name="P11">Address:09564,Nairobi.</text:p>
      <text:p text:style-name="P12">Date:17/02/2016</text:p>
      <text:p text:style-name="P12"/>
      <text:p text:style-name="P10"><text:span text:style-name="T10">Client</text:span><text:span text:style-name="T11">: Ilham Bookshop manager, Zainab </text:span><text:span text:style-name="T12">H</text:span><text:span text:style-name="T11">ussei</text:span>n.</text:p>
      <text:p text:style-name="P25"/>
      <text:p text:style-name="P24">INTRODUCTION</text:p>
      <text:p text:style-name="P23">Thank you for the opportunity to submit a proposal for the redesign of the Sample Company website.</text:p>
      <text:p text:style-name="P23">Working together, I believe we can create a site that is simple to navigate and has professional ye<text:span text:style-name="T9">t </text:span>welcoming design.</text:p>
      <text:p text:style-name="P23"/>
      <text:p text:style-name="P6">PROJECT OBJECTIVES</text:p>
      <text:p text:style-name="P13">The main aim of the project is to create awareness of the bookshop for person <text:s/>of age between 16 years and 30 years. Through this website,they will be able to enhance their knowledge and understanding throughout their educational curriculum.</text:p>
      <text:p text:style-name="P13"/>
      <text:p text:style-name="P14"/>
      <text:p text:style-name="P16">SCOPE</text:p>
      <text:list xml:id="list1501198831710013916" text:style-name="L1">
        <text:list-item>
          <text:p text:style-name="P42"><text:span text:style-name="T15">A </text:span><text:span text:style-name="T14">working- responsive blog.</text:span></text:p>
        </text:list-item>
        <text:list-item>
          <text:p text:style-name="P42"><text:span text:style-name="T15">A</text:span><text:span text:style-name="T14">n auto-update function </text:span><text:span text:style-name="T16">that updates the books</text:span><text:span text:style-name="T14">. </text:span></text:p>
        </text:list-item>
        <text:list-item>
          <text:p text:style-name="P43"><text:span text:style-name="T15">N</text:span><text:span text:style-name="T13">o book should be sold on-line.</text:span></text:p>
        </text:list-item>
        <text:list-item>
          <text:p text:style-name="P42"><text:span text:style-name="T15">T</text:span><text:span text:style-name="T14">he pages should be enough </text:span><text:span text:style-name="T15">to include all the information needed.</text:span><text:span text:style-name="T14"> </text:span></text:p>
        </text:list-item>
        <text:list-item>
          <text:p text:style-name="P44"><text:span text:style-name="T14">Include a contacts list with a slot for sending m</text:span><text:span text:style-name="T17">ail.</text:span></text:p>
        </text:list-item>
      </text:list>
      <text:p text:style-name="P26"/>
      <text:p text:style-name="P26"/>
      <text:p text:style-name="P45">TEAM</text:p>
      <text:p text:style-name="P15">1. <text:span text:style-name="T18">Alice Kamande</text:span>– <text:span text:style-name="T18">Software Engineer</text:span> – <text:span text:style-name="T2">allykey@gmail.com,</text:span>+25472<text:span text:style-name="T18">0332100.</text:span></text:p>
      <text:p text:style-name="P15">2. <text:span text:style-name="T18">Hussein Mahamud</text:span> – <text:span text:style-name="T18">Front</text:span>End <text:span text:style-name="T18">Developer-</text:span> <text:span text:style-name="T2">hussn58@gmail.com</text:span><text:span text:style-name="T18">,</text:span>+2547<text:span text:style-name="T18">33560870.</text:span></text:p>
      <text:p text:style-name="P15">3. <text:span text:style-name="T18">Kemboi Andrian</text:span>– Back End <text:span text:style-name="T18">Developer-</text:span> <text:span text:style-name="T2">adrian@gmail.com,</text:span>+2547<text:span text:style-name="T18">90342678.</text:span></text:p>
      <text:p text:style-name="P15"/>
      <text:p text:style-name="P17"/>
      <text:p text:style-name="P17"/>
      <text:p text:style-name="P7">TIMELINE</text:p>
      <text:p text:style-name="P7"/>
      <table:table table:name="Timeline" table:style-name="Timeline">
        <table:table-column table:style-name="Timeline.A"/>
        <table:table-column table:style-name="Timeline.B"/>
        <table:table-column table:style-name="Timeline.C"/>
        <table:table-column table:style-name="Timeline.D"/>
        <table:table-row>
          <table:table-cell table:style-name="Timeline.A1" office:value-type="string">
            <text:p text:style-name="P27">ACTIVITY</text:p>
          </table:table-cell>
          <table:table-cell table:style-name="Timeline.A1" office:value-type="string">
            <text:p text:style-name="P27">DAY</text:p>
          </table:table-cell>
          <table:table-cell table:style-name="Timeline.A1" office:value-type="string">
            <text:p text:style-name="P27">DESCRIPTION</text:p>
          </table:table-cell>
          <table:table-cell table:style-name="Timeline.D1" office:value-type="string">
            <text:p text:style-name="P28">DELIVERABLES</text:p>
          </table:table-cell>
        </table:table-row>
        <table:table-row>
          <table:table-cell table:style-name="Timeline.A2" office:value-type="string">
            <text:p text:style-name="P29">Front End</text:p>
          </table:table-cell>
          <table:table-cell table:style-name="Timeline.A2" office:value-type="string">
            <text:p text:style-name="P37">3 weeks</text:p>
          </table:table-cell>
          <table:table-cell table:style-name="Timeline.A2" office:value-type="string">
            <text:p text:style-name="P30">Putting up the landing page, adding features and navigation.</text:p>
          </table:table-cell>
          <table:table-cell table:style-name="Timeline.D2" office:value-type="string">
            <text:p text:style-name="P31">nil</text:p>
          </table:table-cell>
        </table:table-row>
        <text:soft-page-break/>
        <table:table-row>
          <table:table-cell table:style-name="Timeline.A2" office:value-type="string">
            <text:p text:style-name="P30">Back End</text:p>
          </table:table-cell>
          <table:table-cell table:style-name="Timeline.A2" office:value-type="string">
            <text:p text:style-name="P37">1 month</text:p>
          </table:table-cell>
          <table:table-cell table:style-name="Timeline.A2" office:value-type="string">
            <text:p text:style-name="P30">Interacting with database and scripting. Features to allow the administrator to update database.</text:p>
          </table:table-cell>
          <table:table-cell table:style-name="Timeline.D2" office:value-type="string">
            <text:p text:style-name="P31">nil</text:p>
          </table:table-cell>
        </table:table-row>
        <table:table-row>
          <table:table-cell table:style-name="Timeline.A2" office:value-type="string">
            <text:p text:style-name="P30">Blog</text:p>
          </table:table-cell>
          <table:table-cell table:style-name="Timeline.A2" office:value-type="string">
            <text:p text:style-name="P30"><text:span text:style-name="T19">25</text:span> days</text:p>
          </table:table-cell>
          <table:table-cell table:style-name="Timeline.A2" office:value-type="string">
            <text:p text:style-name="P30">Blog.</text:p>
          </table:table-cell>
          <table:table-cell table:style-name="Timeline.D2" office:value-type="string">
            <text:p text:style-name="P31">nil</text:p>
          </table:table-cell>
        </table:table-row>
        <table:table-row>
          <table:table-cell table:style-name="Timeline.A2" office:value-type="string">
            <text:p text:style-name="P31">Testing</text:p>
          </table:table-cell>
          <table:table-cell table:style-name="Timeline.A2" office:value-type="string">
            <text:p text:style-name="P31"><text:span text:style-name="T19">2 </text:span>days</text:p>
          </table:table-cell>
          <table:table-cell table:style-name="Timeline.A2" office:value-type="string">
            <text:p text:style-name="P31">Testing of the web and reactivity</text:p>
          </table:table-cell>
          <table:table-cell table:style-name="Timeline.D2" office:value-type="string">
            <text:p text:style-name="P31">Face to face</text:p>
          </table:table-cell>
        </table:table-row>
        <table:table-row>
          <table:table-cell table:style-name="Timeline.A2" office:value-type="string">
            <text:p text:style-name="P31">Revisions</text:p>
          </table:table-cell>
          <table:table-cell table:style-name="Timeline.A2" office:value-type="string">
            <text:p text:style-name="P37">1 week</text:p>
          </table:table-cell>
          <table:table-cell table:style-name="Timeline.A2" office:value-type="string">
            <text:p text:style-name="P31">Fixing all ends that require fixing</text:p>
          </table:table-cell>
          <table:table-cell table:style-name="Timeline.D2" office:value-type="string">
            <text:p text:style-name="P31">nil</text:p>
          </table:table-cell>
        </table:table-row>
      </table:table>
      <text:p text:style-name="P18"/>
      <text:p text:style-name="P8">COSTS</text:p>
      <text:p text:style-name="P8"/>
      <text:p text:style-name="P8"/>
      <table:table table:name="costs" table:style-name="costs">
        <table:table-column table:style-name="costs.A"/>
        <table:table-column table:style-name="costs.B"/>
        <table:table-column table:style-name="costs.C"/>
        <table:table-row>
          <table:table-cell table:style-name="costs.A1" office:value-type="string">
            <text:p text:style-name="P39">ACTIVITY</text:p>
          </table:table-cell>
          <table:table-cell table:style-name="costs.A1" office:value-type="string">
            <text:p text:style-name="P40">AMOUNT</text:p>
          </table:table-cell>
          <table:table-cell table:style-name="costs.C1" office:value-type="string">
            <text:p text:style-name="P39">NOTES</text:p>
          </table:table-cell>
        </table:table-row>
        <table:table-row>
          <table:table-cell table:style-name="costs.A2" office:value-type="string">
            <text:p text:style-name="P32">Front End</text:p>
          </table:table-cell>
          <table:table-cell table:style-name="costs.A2" office:value-type="string">
            <text:p text:style-name="P37">$5,000</text:p>
          </table:table-cell>
          <table:table-cell table:style-name="costs.C2" office:value-type="string">
            <text:p text:style-name="P41">Landing page<text:span text:style-name="T19">s, </text:span><text:s/>adding frameworks and <text:span text:style-name="T19">Css</text:span> animations.</text:p>
          </table:table-cell>
        </table:table-row>
        <table:table-row>
          <table:table-cell table:style-name="costs.A2" office:value-type="string">
            <text:p text:style-name="P32">Back End</text:p>
          </table:table-cell>
          <table:table-cell table:style-name="costs.A2" office:value-type="string">
            <text:p text:style-name="P32"><text:span text:style-name="T19">$1</text:span>0,000</text:p>
          </table:table-cell>
          <table:table-cell table:style-name="costs.C2" office:value-type="string">
            <text:p text:style-name="P33"><text:span text:style-name="T5">Creating a</text:span><text:span text:style-name="T4"> </text:span><text:span text:style-name="T5">database </text:span><text:span text:style-name="T6">allowing for the</text:span><text:span text:style-name="T4"> low level/</text:span><text:span text:style-name="T6">easy</text:span><text:span text:style-name="T4"> manipulation of the data </text:span><text:span text:style-name="T6">by the controller</text:span><text:span text:style-name="T4">.</text:span></text:p>
          </table:table-cell>
        </table:table-row>
        <table:table-row>
          <table:table-cell table:style-name="costs.A2" office:value-type="string">
            <text:p text:style-name="P32">Middle Ware</text:p>
          </table:table-cell>
          <table:table-cell table:style-name="costs.A2" office:value-type="string">
            <text:p text:style-name="P32"><text:span text:style-name="T19">$8,</text:span>000</text:p>
          </table:table-cell>
          <table:table-cell table:style-name="costs.C2" office:value-type="string">
            <text:p text:style-name="P34">Putting in the information of the bookstore,updating and uploading books to the website memory.</text:p>
          </table:table-cell>
        </table:table-row>
        <table:table-row>
          <table:table-cell table:style-name="costs.A2" office:value-type="string">
            <text:p text:style-name="P32">Blog</text:p>
          </table:table-cell>
          <table:table-cell table:style-name="costs.A2" office:value-type="string">
            <text:p text:style-name="P37">$120000</text:p>
          </table:table-cell>
          <table:table-cell table:style-name="costs.C2" office:value-type="string">
            <text:p text:style-name="P36">Initialise a blog,add contents and updating by the controller.</text:p>
          </table:table-cell>
        </table:table-row>
        <table:table-row>
          <table:table-cell table:style-name="costs.A2" office:value-type="string">
            <text:p text:style-name="P38">Total</text:p>
          </table:table-cell>
          <table:table-cell table:style-name="costs.A2" office:value-type="string">
            <text:p text:style-name="P35">$350,000</text:p>
          </table:table-cell>
          <table:table-cell table:style-name="costs.C2" office:value-type="string">
            <text:p text:style-name="P36">V.A.T. exclusive</text:p>
          </table:table-cell>
        </table:table-row>
      </table:table>
      <text:p text:style-name="P19"/>
      <text:p text:style-name="P20">Note: A deposit of 50% is required for commencement of the work. No work will be commenced before this payment.</text:p>
      <text:p text:style-name="P20"/>
      <text:p text:style-name="P20"/>
      <text:p text:style-name="P21">SIGNATURE:________________________</text:p>
      <text:p text:style-name="P21"/>
      <text:p text:style-name="P21">NAMES:_________________________</text:p>
      <text:p text:style-name="P21"/>
      <text:p text:style-name="P21">POSITION:____________________________</text:p>
      <text:p text:style-name="P21"/>
      <text:p text:style-name="P21">DATE:________________________</text:p>
      <text:p text:style-name="P21"/>
      <text:p text:style-name="P22"/>
      <text:p text:style-name="P22">SIGNATURE:________________________</text:p>
      <text:p text:style-name="P22"/>
      <text:p text:style-name="P22">NAMES:_________________________</text:p>
      <text:p text:style-name="P22"/>
      <text:p text:style-name="P22">POSITION:____________________________</text:p>
      <text:p text:style-name="P22"/>
      <text:p text:style-name="P3"><text:span text:style-name="T3">DATE:________________________</text:span>.</text:p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00:01:10.101791287</meta:creation-date>
    <meta:editing-duration>PT49S</meta:editing-duration>
    <meta:editing-cycles>3</meta:editing-cycles>
    <meta:generator>LibreOffice/4.2.8.2$Linux_X86_64 LibreOffice_project/420m0$Build-2</meta:generator>
    <dc:date>2016-02-19T00:02:58.285755885</dc:date>
    <meta:document-statistic meta:table-count="2" meta:image-count="0" meta:object-count="0" meta:page-count="3" meta:paragraph-count="77" meta:word-count="318" meta:character-count="2519" meta:non-whitespace-character-count="2030"/>
  </office:meta>
</office:document-meta>
</file>